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25-01-28 14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0216" calcext:value-type="float">
            <text:p>67.26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24-01-10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0344" calcext:value-type="float">
            <text:p>70.57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23-09-13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23-01-31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8032" calcext:value-type="float">
            <text:p>65.7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22-01-20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484" calcext:value-type="float">
            <text:p>65.39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20-12-08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964" calcext:value-type="float">
            <text:p>61.88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20-09-16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20-01-16 2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6584" calcext:value-type="float">
            <text:p>63.34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19-02-11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2048" calcext:value-type="float">
            <text:p>68.20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18-08-09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18-01-10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544" calcext:value-type="float">
            <text:p>62.5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17-09-07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17-01-30 19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6976" calcext:value-type="float">
            <text:p>64.19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16-09-22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16-02-10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228" calcext:value-type="float">
            <text:p>67.77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15-08-25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15-01-27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3088" calcext:value-type="float">
            <text:p>57.47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14-09-16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14-01-14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4712" calcext:value-type="float">
            <text:p>62.08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13-08-12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2" calcext:value-type="float">
            <text:p>88.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13-01-04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416" calcext:value-type="float">
            <text:p>63.7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11-12-14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6504" calcext:value-type="float">
            <text:p>70.32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11-09-28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08" calcext:value-type="float">
            <text:p>97.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11-01-05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1424" calcext:value-type="float">
            <text:p>63.97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10-01-26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7448" calcext:value-type="float">
            <text:p>69.49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09-01-06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7552" calcext:value-type="float">
            <text:p>77.1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08-09-24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08-01-15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0592" calcext:value-type="float">
            <text:p>71.03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07-09-21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07-01-03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1208" calcext:value-type="float">
            <text:p>69.10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06-08-25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06-01-25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3872" calcext:value-type="float">
            <text:p>78.2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05-08-18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92" calcext:value-type="float">
            <text:p>100.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05-01-26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4208" calcext:value-type="float">
            <text:p>74.05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04-11-19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04-02-10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03-09-10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03-04-16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03-01-15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5336" calcext:value-type="float">
            <text:p>70.12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02-11-14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02-09-10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52" calcext:value-type="float">
            <text:p>91.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02-06-04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02-05-07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448" calcext:value-type="float">
            <text:p>91.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02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8992" calcext:value-type="float">
            <text:p>69.65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01-08-30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76" calcext:value-type="float">
            <text:p>95.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01-05-08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64" calcext:value-type="float">
            <text:p>96.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01-02-21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408" calcext:value-type="float">
            <text:p>82.1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00-10-16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00-05-17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96" calcext:value-type="float">
            <text:p>99.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2000-01-25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6664" calcext:value-type="float">
            <text:p>75.41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1999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16" calcext:value-type="float">
            <text:p>96.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1999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0896" calcext:value-type="float">
            <text:p>68.89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1998-1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48" calcext:value-type="float">
            <text:p>99.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1998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88" calcext:value-type="float">
            <text:p>93.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1998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896" calcext:value-type="float">
            <text:p>67.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1997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1997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64" calcext:value-type="float">
            <text:p>96.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1997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544" calcext:value-type="float">
            <text:p>92.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1997-01-22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1996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08" calcext:value-type="float">
            <text:p>97.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1996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5888" calcext:value-type="float">
            <text:p>72.25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1995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6176" calcext:value-type="float">
            <text:p>84.4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1994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2" calcext:value-type="float">
            <text:p>88.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1993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3376" calcext:value-type="float">
            <text:p>88.7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1992-01-28 0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268" calcext:value-type="float">
            <text:p>90.02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1991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52" calcext:value-type="float">
            <text:p>98.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1990-01-09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0288" calcext:value-type="float">
            <text:p>96.03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1989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1988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96" calcext:value-type="float">
            <text:p>92.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1987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1986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6904" calcext:value-type="float">
            <text:p>96.38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1985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7352" calcext:value-type="float">
            <text:p>94.63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1984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57064" calcext:value-type="float">
            <text:p>93.85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1983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71592" calcext:value-type="float">
            <text:p>94.27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1982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8736" calcext:value-type="float">
            <text:p>93.5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1981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804" calcext:value-type="float">
            <text:p>87.1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1980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1979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1888" calcext:value-type="float">
            <text:p>82.1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1978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2592" calcext:value-type="float">
            <text:p>83.2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1977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5576" calcext:value-type="float">
            <text:p>75.85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1976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4232" calcext:value-type="float">
            <text:p>73.48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1975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7536" calcext:value-type="float">
            <text:p>72.48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1974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3428" calcext:value-type="float">
            <text:p>68.53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1973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4864" calcext:value-type="float">
            <text:p>68.63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4095293701</text:p>
          </table:table-cell>
          <table:table-cell office:value-type="string" calcext:value-type="string">
            <text:p>1972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3656" calcext:value-type="float">
            <text:p>71.92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61" meta:object-count="0"/>
    <meta:user-defined meta:name="AppVersion">3.0</meta:user-defined>
  </office:meta>
</office:document-meta>
</file>